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288cm" fo:min-width="2.2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513cm" fo:min-width="1.582cm" style:writing-mode="lr-tb"/>
      <style:paragraph-properties style:writing-mode="lr-tb"/>
    </style:style>
    <style:style style:name="gr3" style:family="graphic" style:parent-style-name="Green_5f_line">
      <style:graphic-properties draw:stroke="none"/>
      <style:paragraph-properties style:writing-mode="lr-tb"/>
    </style:style>
    <style:style style:name="gr4" style:family="graphic" style:parent-style-name="Green_5f_line">
      <style:graphic-properties draw:textarea-vertical-align="middle" fo:min-height="0.512cm" fo:min-width="3.716cm" style:writing-mode="lr-tb"/>
      <style:paragraph-properties style:writing-mode="lr-tb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Green_5f_line">
      <style:graphic-properties draw:textarea-vertical-align="middle" fo:min-height="0.54cm" fo:min-width="1.02cm" style:writing-mode="lr-tb"/>
      <style:paragraph-properties style:writing-mode="lr-tb"/>
    </style:style>
    <style:style style:name="gr7" style:family="graphic" style:parent-style-name="objectwithoutfill">
      <style:graphic-properties svg:stroke-color="#158466" draw:marker-end="Arrowheads_20_55" draw:marker-end-width="0.3cm" draw:fill="none" draw:textarea-vertical-align="middle"/>
    </style:style>
    <style:style style:name="gr8" style:family="graphic" style:parent-style-name="objectwithoutfill">
      <style:graphic-properties svg:stroke-color="#158466" draw:marker-end="Arrowheads_20_56" draw:marker-end-width="0.3cm" draw:fill="none" draw:textarea-vertical-align="middle"/>
    </style:style>
    <style:style style:name="gr9" style:family="graphic" style:parent-style-name="objectwithoutfill">
      <style:graphic-properties svg:stroke-color="#158466" draw:marker-end="Arrowheads_20_57" draw:marker-end-width="0.3cm" draw:fill="none" draw:textarea-vertical-align="middle"/>
    </style:style>
    <style:style style:name="gr10" style:family="graphic" style:parent-style-name="objectwithoutfill">
      <style:graphic-properties svg:stroke-color="#158466" draw:marker-end="Arrowheads_20_58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62" draw:marker-end-width="0.3cm" draw:fill="none" draw:textarea-vertical-align="middle"/>
    </style:style>
    <style:style style:name="gr12" style:family="graphic" style:parent-style-name="objectwithoutfill">
      <style:graphic-properties svg:stroke-color="#158466" draw:marker-end="Arrowheads_20_70" draw:marker-end-width="0.3cm" draw:fill="none" draw:textarea-vertical-align="middle"/>
    </style:style>
    <style:style style:name="gr13" style:family="graphic" style:parent-style-name="objectwithoutfill">
      <style:graphic-properties svg:stroke-color="#158466" draw:marker-end="Arrowheads_20_71" draw:marker-end-width="0.3cm" draw:fill="none" draw:textarea-vertical-align="middle"/>
    </style:style>
    <style:style style:name="gr14" style:family="graphic" style:parent-style-name="objectwithoutfill">
      <style:graphic-properties svg:stroke-color="#158466" draw:marker-end="Arrowheads_20_72" draw:marker-end-width="0.3cm" draw:fill="none" draw:textarea-vertical-align="middle"/>
    </style:style>
    <style:style style:name="gr15" style:family="graphic" style:parent-style-name="objectwithoutfill">
      <style:graphic-properties svg:stroke-color="#158466" draw:marker-end="Arrowheads_20_73" draw:marker-end-width="0.3cm" draw:fill="none" draw:textarea-vertical-align="middle"/>
    </style:style>
    <style:style style:name="gr16" style:family="graphic" style:parent-style-name="objectwithoutfill">
      <style:graphic-properties svg:stroke-color="#158466" draw:marker-end="Arrowheads_20_74" draw:marker-end-width="0.3cm" draw:fill="none" draw:textarea-vertical-align="middle"/>
    </style:style>
    <style:style style:name="gr17" style:family="graphic" style:parent-style-name="standard">
      <style:graphic-properties svg:stroke-color="#158466" draw:textarea-vertical-align="middle"/>
    </style:style>
    <style:style style:name="gr18" style:family="graphic" style:parent-style-name="objectwithoutfill">
      <style:graphic-properties svg:stroke-color="#158466" draw:marker-end="Arrowheads_20_75" draw:marker-end-width="0.3cm" draw:fill="none" draw:textarea-vertical-align="middle"/>
    </style:style>
    <style:style style:name="gr19" style:family="graphic" style:parent-style-name="Green_5f_line">
      <style:graphic-properties draw:textarea-vertical-align="middle" fo:min-height="0.683cm" fo:min-width="3.716cm" style:writing-mode="lr-tb"/>
      <style:paragraph-properties style:writing-mode="lr-tb"/>
    </style:style>
    <style:style style:name="gr20" style:family="graphic" style:parent-style-name="objectwithoutfill">
      <style:graphic-properties svg:stroke-color="#158466" draw:marker-end="Arrowheads_20_76" draw:marker-end-width="0.3cm" draw:fill="none" draw:textarea-vertical-align="middle"/>
    </style:style>
    <style:style style:name="gr21" style:family="graphic" style:parent-style-name="objectwithoutfill">
      <style:graphic-properties svg:stroke-color="#158466" draw:marker-end="Arrowheads_20_77" draw:marker-end-width="0.3cm" draw:fill="none" draw:textarea-vertical-align="middle"/>
    </style:style>
    <style:style style:name="P1" style:family="paragraph">
      <style:text-properties style:use-window-font-color="true" loext:opacity="0%" style:font-name="Calibri" fo:font-size="11pt"/>
    </style:style>
    <style:style style:name="P2" style:family="paragraph">
      <style:paragraph-properties style:writing-mode="lr-tb"/>
      <style:text-properties style:use-window-font-color="true" loext:opacity="0%" loext:color-lum-mod="100%" loext:color-lum-off="0%" style:font-name="Calibri" fo:font-size="11pt"/>
    </style:style>
    <style:style style:name="P3" style:family="paragraph">
      <style:paragraph-properties style:text-autospace="none"/>
      <style:text-properties style:use-window-font-color="true" loext:opacity="0%" style:font-name="Calibri" fo:font-size="11pt" style:font-name-asian="Cascadia Mono" style:font-size-asian="9.5pt" style:font-name-complex="Cascadia Mono" style:font-size-complex="9.5pt"/>
    </style:style>
    <style:style style:name="P4" style:family="paragraph">
      <style:paragraph-properties style:text-autospace="none" style:writing-mode="lr-tb"/>
      <style:text-properties style:use-window-font-color="true" loext:opacity="0%" loext:color-lum-mod="100%" loext:color-lum-off="0%" style:font-name="Calibri" fo:font-size="11pt" style:font-name-asian="Cascadia Mono" style:font-size-asian="9.5pt" style:font-name-complex="Cascadia Mono" style:font-size-complex="9.5pt"/>
    </style:style>
    <style:style style:name="P5" style:family="paragraph">
      <style:text-properties style:use-window-font-color="true" loext:opacity="0%" loext:color-lum-mod="100%" loext:color-lum-off="0%" style:font-name="Calibri" fo:font-size="11pt"/>
    </style:style>
    <style:style style:name="P6" style:family="paragraph">
      <style:paragraph-properties style:text-autospace="none"/>
      <style:text-properties style:use-window-font-color="true" loext:opacity="0%" style:font-name="Calibri" fo:font-size="11pt"/>
    </style:style>
    <style:style style:name="P7" style:family="paragraph">
      <loext:graphic-properties draw:fill="none"/>
      <style:paragraph-properties fo:text-align="center"/>
      <style:text-properties style:use-window-font-color="true" loext:opacity="0%" loext:color-lum-mod="100%" loext:color-lum-off="0%" style:font-name="Calibri" fo:font-size="11pt"/>
    </style:style>
    <style:style style:name="P8" style:family="paragraph">
      <style:paragraph-properties fo:text-align="center" style:text-autospace="none"/>
      <style:text-properties style:use-window-font-color="true" loext:opacity="0%" style:font-name="Calibri" fo:font-size="11pt" style:font-name-asian="Cascadia Mono" style:font-size-asian="9.5pt" style:font-name-complex="Cascadia Mono" style:font-size-complex="9.5pt"/>
    </style:style>
    <style:style style:name="P9" style:family="paragraph">
      <style:paragraph-properties fo:text-align="center" style:text-autospace="none" style:writing-mode="lr-tb"/>
      <style:text-properties style:use-window-font-color="true" loext:opacity="0%" loext:color-lum-mod="100%" loext:color-lum-off="0%" style:font-name="Calibri" fo:font-size="11pt" style:font-name-asian="Cascadia Mono" style:font-size-asian="9.5pt" style:font-name-complex="Cascadia Mono" style:font-size-complex="9.5pt"/>
    </style:style>
    <style:style style:name="P10" style:family="paragraph">
      <style:paragraph-properties fo:text-align="center"/>
      <style:text-properties style:use-window-font-color="true" loext:opacity="0%" loext:color-lum-mod="100%" loext:color-lum-off="0%" style:font-name="Calibri" fo:font-size="11pt"/>
    </style:style>
    <style:style style:name="P11" style:family="paragraph">
      <style:paragraph-properties fo:text-align="start" style:text-autospace="none"/>
      <style:text-properties style:use-window-font-color="true" loext:opacity="0%" style:font-name="Calibri" fo:font-size="11pt" style:font-name-asian="Cascadia Mono" style:font-size-asian="9.5pt" style:font-name-complex="Cascadia Mono" style:font-size-complex="9.5pt"/>
    </style:style>
    <style:style style:name="P12" style:family="paragraph">
      <style:paragraph-properties fo:text-align="start" style:text-autospace="none"/>
      <style:text-properties style:use-window-font-color="true" loext:opacity="0%" style:font-name="Calibri" fo:font-size="11pt"/>
    </style:style>
    <style:style style:name="P13" style:family="paragraph">
      <style:paragraph-properties fo:text-align="start" style:text-autospace="none" style:writing-mode="lr-tb"/>
      <style:text-properties style:use-window-font-color="true" loext:opacity="0%" loext:color-lum-mod="100%" loext:color-lum-off="0%" style:font-name="Calibri" fo:font-size="11pt" style:font-name-asian="Cascadia Mono" style:font-size-asian="9.5pt" style:font-name-complex="Cascadia Mono" style:font-size-complex="9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9.977cm" svg:y="1.635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3.048cm" svg:height="0.762cm" svg:x="13.243cm" svg:y="12.303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3" draw:id="id3" draw:layer="layout" svg:width="3.422cm" svg:height="0.762cm" svg:x="9.79cm" svg:y="4.21cm">
          <text:p text:style-name="P3"><text:span text:style-name="T1">Ввод 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5" draw:layer="layout" svg:width="1.27cm" svg:height="0.317cm" svg:x="10.27cm" svg:y="6.792cm">
          <draw:text-box>
            <text:p text:style-name="P1">нет</text:p>
          </draw:text-box>
        </draw:frame>
        <draw:frame draw:style-name="gr3" draw:text-style-name="P5" draw:layer="layout" svg:width="1.471cm" svg:height="0.317cm" svg:x="12.82cm" svg:y="5.636cm">
          <draw:text-box>
            <text:p text:style-name="P1">да</text:p>
          </draw:text-box>
        </draw:frame>
        <draw:custom-shape draw:style-name="gr4" draw:text-style-name="P4" xml:id="id2" draw:id="id2" draw:layer="layout" svg:width="4.216cm" svg:height="0.762cm" svg:x="9.393cm" svg:y="2.829cm">
          <text:p text:style-name="P6"><text:span text:style-name="T1">isSpace = tr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xml:id="id16" draw:id="id16" draw:layer="layout" svg:width="3.422cm" svg:height="0.762cm" svg:x="6.436cm" svg:y="22.228cm">
          <text:p text:style-name="P3"><text:span text:style-name="T1">Вывод ‘ ‘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7" draw:layer="layout" draw:type="line" svg:x1="11.501cm" svg:y1="2.397cm" svg:x2="11.501cm" svg:y2="2.829cm" draw:start-shape="id1" draw:start-glue-point="6" draw:end-shape="id2" draw:end-glue-point="4" svg:d="M11501 2397v432" svg:viewBox="0 0 1 433">
          <text:p/>
        </draw:connector>
        <draw:connector draw:style-name="gr5" draw:text-style-name="P7" draw:layer="layout" draw:type="line" svg:x1="11.501cm" svg:y1="3.591cm" svg:x2="11.501cm" svg:y2="4.21cm" draw:start-shape="id2" draw:start-glue-point="6" draw:end-shape="id3" draw:end-glue-point="5" svg:d="M11501 3591v619" svg:viewBox="0 0 1 620">
          <text:p/>
        </draw:connector>
        <draw:custom-shape draw:style-name="gr6" draw:text-style-name="P4" xml:id="id4" draw:id="id4" draw:layer="layout" svg:width="3.039cm" svg:height="1.578cm" svg:x="9.982cm" svg:y="5.454cm">
          <text:p text:style-name="P3"><text:span text:style-name="T1">n &lt; 0 || n &gt; 2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11.501cm" svg:y1="4.972cm" svg:x2="11.502cm" svg:y2="5.454cm" draw:start-shape="id3" draw:start-glue-point="8" draw:end-shape="id4" draw:end-glue-point="4" svg:d="M11501 4972l1 482" svg:viewBox="0 0 2 483">
          <text:p/>
        </draw:connector>
        <draw:custom-shape draw:style-name="gr4" draw:text-style-name="P9" xml:id="id13" draw:id="id13" draw:layer="layout" svg:width="4.216cm" svg:height="0.762cm" svg:x="12.659cm" svg:y="24.192cm">
          <text:p text:style-name="P8"><text:span text:style-name="T1">j++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7" draw:id="id7" draw:layer="layout" svg:width="3.039cm" svg:height="1.578cm" svg:x="9.982cm" svg:y="10.652cm">
          <text:p text:style-name="P3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6" draw:id="id6" draw:layer="layout" svg:width="4.216cm" svg:height="0.762cm" svg:x="9.393cm" svg:y="9.255cm">
          <text:p text:style-name="P3"><text:span text:style-name="T1">i = 0, k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9" draw:id="id9" draw:layer="layout" svg:width="4.216cm" svg:height="0.762cm" svg:x="6.039cm" svg:y="12.366cm">
          <text:p text:style-name="P3"><text:span text:style-name="T1">j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5" draw:id="id5" draw:layer="layout" svg:width="4.216cm" svg:height="0.762cm" svg:x="9.393cm" svg:y="7.667cm">
          <text:p text:style-name="P3"><text:span text:style-name="T1">count =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4" draw:id="id14" draw:layer="layout" svg:width="4.216cm" svg:height="0.762cm" svg:x="9.393cm" svg:y="15.605cm">
          <text:p text:style-name="P3"><text:span text:style-name="T1">count-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17" draw:id="id17" draw:layer="layout" svg:width="3.039cm" svg:height="1.578cm" svg:x="9.982cm" svg:y="16.885cm">
          <text:p text:style-name="P3"><text:span text:style-name="T1">!cou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15" draw:id="id15" draw:layer="layout" svg:width="3.039cm" svg:height="1.578cm" svg:x="9.982cm" svg:y="20.367cm">
          <text:p text:style-name="P3"><text:span text:style-name="T1">isSpa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2" draw:id="id12" draw:layer="layout" svg:width="3.422cm" svg:height="0.762cm" svg:x="13.056cm" svg:y="22.228cm">
          <text:p text:style-name="P3"><text:span text:style-name="T1">Вывод ‘*’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4" xml:id="id10" draw:id="id10" draw:layer="layout" svg:width="3.039cm" svg:height="1.578cm" svg:x="6.628cm" svg:y="13.709cm">
          <text:p text:style-name="P3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8" draw:id="id18" draw:layer="layout" svg:width="4.216cm" svg:height="0.762cm" svg:x="9.393cm" svg:y="18.97cm">
          <text:p text:style-name="P6"><text:span text:style-name="T1">isSpace = fal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7" draw:layer="layout" draw:type="line" svg:x1="11.502cm" svg:y1="7.032cm" svg:x2="11.501cm" svg:y2="7.667cm" draw:start-shape="id4" draw:start-glue-point="6" draw:end-shape="id5" draw:end-glue-point="4" svg:d="M11502 7032l-1 635" svg:viewBox="0 0 2 636">
          <text:p/>
        </draw:connector>
        <draw:connector draw:style-name="gr5" draw:text-style-name="P7" draw:layer="layout" draw:type="line" svg:x1="11.501cm" svg:y1="8.429cm" svg:x2="11.501cm" svg:y2="9.255cm" draw:start-shape="id5" draw:start-glue-point="6" draw:end-shape="id6" draw:end-glue-point="4" svg:d="M11501 8429v826" svg:viewBox="0 0 1 827">
          <text:p/>
        </draw:connector>
        <draw:connector draw:style-name="gr5" draw:text-style-name="P7" xml:id="id11" draw:id="id11" draw:layer="layout" draw:type="line" svg:x1="11.501cm" svg:y1="10.017cm" svg:x2="11.502cm" svg:y2="10.652cm" draw:start-shape="id6" draw:start-glue-point="6" draw:end-shape="id7" draw:end-glue-point="4" svg:d="M11501 10017l1 635" svg:viewBox="0 0 2 636">
          <text:p/>
        </draw:connector>
        <draw:connector draw:style-name="gr8" draw:text-style-name="P7" draw:layer="layout" svg:x1="13.021cm" svg:y1="6.243cm" svg:x2="14.767cm" svg:y2="12.303cm" draw:start-shape="id4" draw:start-glue-point="7" draw:end-shape="id8" draw:end-glue-point="4" svg:d="M13021 6243h1746v6060" svg:viewBox="0 0 1747 6061">
          <text:p/>
        </draw:connector>
        <draw:connector draw:style-name="gr9" draw:text-style-name="P7" draw:layer="layout" draw:type="line" svg:x1="13.021cm" svg:y1="11.441cm" svg:x2="14.779cm" svg:y2="11.433cm" draw:start-shape="id7" draw:start-glue-point="7" svg:d="M13021 11441l1758-8" svg:viewBox="0 0 1759 9">
          <text:p/>
        </draw:connector>
        <draw:connector draw:style-name="gr10" draw:text-style-name="P7" draw:layer="layout" svg:x1="9.982cm" svg:y1="11.441cm" svg:x2="8.147cm" svg:y2="12.366cm" draw:start-shape="id7" draw:start-glue-point="5" draw:end-shape="id9" draw:end-glue-point="4" svg:d="M9982 11441h-1835v925" svg:viewBox="0 0 1836 926">
          <text:p/>
        </draw:connector>
        <draw:connector draw:style-name="gr5" draw:text-style-name="P7" xml:id="id21" draw:id="id21" draw:layer="layout" draw:type="line" svg:x1="8.147cm" svg:y1="13.128cm" svg:x2="8.148cm" svg:y2="13.709cm" draw:start-shape="id9" draw:start-glue-point="6" draw:end-shape="id10" draw:end-glue-point="4" svg:d="M8147 13128l1 581" svg:viewBox="0 0 2 582">
          <text:p/>
        </draw:connector>
        <draw:connector draw:style-name="gr11" draw:text-style-name="P7" xml:id="id26" draw:id="id26" draw:layer="layout" draw:type="line" svg:x1="1.973cm" svg:y1="10.326cm" svg:x2="11.501cm" svg:y2="10.334cm" draw:end-shape="id11" draw:end-glue-point="0" svg:d="M1973 10326l9528 8" svg:viewBox="0 0 9529 9">
          <text:p/>
        </draw:connector>
        <draw:connector draw:style-name="gr5" draw:text-style-name="P7" xml:id="id23" draw:id="id23" draw:layer="layout" draw:type="line" svg:x1="14.767cm" svg:y1="22.99cm" svg:x2="14.767cm" svg:y2="24.192cm" draw:start-shape="id12" draw:start-glue-point="8" draw:end-shape="id13" draw:end-glue-point="4" svg:d="M14767 22990v1202" svg:viewBox="0 0 1 1203">
          <text:p/>
        </draw:connector>
        <draw:connector draw:style-name="gr12" draw:text-style-name="P7" draw:layer="layout" svg:x1="9.667cm" svg:y1="14.498cm" svg:x2="11.501cm" svg:y2="15.605cm" draw:start-shape="id10" draw:start-glue-point="7" draw:end-shape="id14" draw:end-glue-point="4" svg:d="M9667 14498h1834v1107" svg:viewBox="0 0 1835 1108">
          <text:p/>
        </draw:connector>
        <draw:connector draw:style-name="gr13" draw:text-style-name="P7" draw:layer="layout" svg:x1="9.982cm" svg:y1="21.156cm" svg:x2="8.147cm" svg:y2="22.228cm" draw:start-shape="id15" draw:start-glue-point="5" draw:end-shape="id16" draw:end-glue-point="5" svg:d="M9982 21156h-1835v1072" svg:viewBox="0 0 1836 1073">
          <text:p/>
        </draw:connector>
        <draw:connector draw:style-name="gr14" draw:text-style-name="P7" draw:layer="layout" svg:x1="13.021cm" svg:y1="21.156cm" svg:x2="14.767cm" svg:y2="22.228cm" draw:start-shape="id15" draw:start-glue-point="7" draw:end-shape="id12" draw:end-glue-point="5" svg:d="M13021 21156h1746v1072" svg:viewBox="0 0 1747 1073">
          <text:p/>
        </draw:connector>
        <draw:connector draw:style-name="gr5" draw:text-style-name="P7" draw:layer="layout" draw:type="line" svg:x1="11.501cm" svg:y1="16.367cm" svg:x2="11.502cm" svg:y2="16.885cm" draw:start-shape="id14" draw:start-glue-point="6" draw:end-shape="id17" draw:end-glue-point="4" svg:d="M11501 16367l1 518" svg:viewBox="0 0 2 519">
          <text:p/>
        </draw:connector>
        <draw:connector draw:style-name="gr5" draw:text-style-name="P7" xml:id="id19" draw:id="id19" draw:layer="layout" draw:type="line" svg:x1="11.501cm" svg:y1="19.732cm" svg:x2="11.502cm" svg:y2="20.367cm" draw:start-shape="id18" draw:start-glue-point="6" draw:end-shape="id15" draw:end-glue-point="4" svg:d="M11501 19732l1 635" svg:viewBox="0 0 2 636">
          <text:p/>
        </draw:connector>
        <draw:connector draw:style-name="gr15" draw:text-style-name="P7" draw:layer="layout" draw:type="line" svg:x1="11.502cm" svg:y1="18.463cm" svg:x2="11.501cm" svg:y2="18.97cm" draw:start-shape="id17" draw:start-glue-point="6" draw:end-shape="id18" draw:end-glue-point="4" svg:d="M11502 18463l-1 507" svg:viewBox="0 0 2 508">
          <text:p/>
        </draw:connector>
        <draw:connector draw:style-name="gr16" draw:text-style-name="P7" draw:layer="layout" draw:line-skew="-0.86cm" svg:x1="9.982cm" svg:y1="17.674cm" svg:x2="11.501cm" svg:y2="20.049cm" draw:start-shape="id17" draw:start-glue-point="5" draw:end-shape="id19" draw:end-glue-point="0" svg:d="M9982 17674h-1362v2375h2881" svg:viewBox="0 0 2882 2376">
          <text:p/>
        </draw:connector>
        <draw:connector draw:style-name="gr17" draw:text-style-name="P10" xml:id="id20" draw:id="id20" draw:layer="layout" svg:x1="14.767cm" svg:y1="24.954cm" svg:x2="17.943cm" svg:y2="13.518cm" draw:start-shape="id13" draw:start-glue-point="6" svg:d="M14767 24954v502h3176v-11938" svg:viewBox="0 0 3177 11939">
          <text:p/>
        </draw:connector>
        <draw:connector draw:style-name="gr18" draw:text-style-name="P7" draw:layer="layout" draw:type="line" svg:x1="17.943cm" svg:y1="13.518cm" svg:x2="8.147cm" svg:y2="13.418cm" draw:start-shape="id20" draw:start-glue-point="3" draw:end-shape="id21" draw:end-glue-point="0" svg:d="M17943 13518l-9796-100" svg:viewBox="0 0 9797 101">
          <text:p/>
        </draw:connector>
        <draw:frame draw:style-name="gr3" draw:text-style-name="P5" draw:layer="layout" svg:width="1.27cm" svg:height="0.317cm" svg:x="12.812cm" svg:y="20.608cm">
          <draw:text-box>
            <text:p text:style-name="P1">нет</text:p>
          </draw:text-box>
        </draw:frame>
        <draw:frame draw:style-name="gr3" draw:text-style-name="P5" draw:layer="layout" svg:width="1.471cm" svg:height="0.317cm" svg:x="8.851cm" svg:y="20.581cm">
          <draw:text-box>
            <text:p text:style-name="P1">да</text:p>
          </draw:text-box>
        </draw:frame>
        <draw:frame draw:style-name="gr3" draw:text-style-name="P5" draw:layer="layout" svg:width="1.27cm" svg:height="0.317cm" svg:x="12.826cm" svg:y="10.848cm">
          <draw:text-box>
            <text:p text:style-name="P1">нет</text:p>
          </draw:text-box>
        </draw:frame>
        <draw:frame draw:style-name="gr3" draw:text-style-name="P5" draw:layer="layout" svg:width="1.471cm" svg:height="0.317cm" svg:x="8.836cm" svg:y="10.851cm">
          <draw:text-box>
            <text:p text:style-name="P1">да</text:p>
          </draw:text-box>
        </draw:frame>
        <draw:frame draw:style-name="gr3" draw:text-style-name="P5" draw:layer="layout" svg:width="1.27cm" svg:height="0.317cm" svg:x="5.448cm" svg:y="13.945cm">
          <draw:text-box>
            <text:p text:style-name="P1">нет</text:p>
          </draw:text-box>
        </draw:frame>
        <draw:frame draw:style-name="gr3" draw:text-style-name="P5" draw:layer="layout" svg:width="1.471cm" svg:height="0.317cm" svg:x="9.395cm" svg:y="13.918cm">
          <draw:text-box>
            <text:p text:style-name="P1">да</text:p>
          </draw:text-box>
        </draw:frame>
        <draw:frame draw:style-name="gr3" draw:text-style-name="P5" draw:layer="layout" svg:width="1.27cm" svg:height="0.317cm" svg:x="8.837cm" svg:y="17.123cm">
          <draw:text-box>
            <text:p text:style-name="P1">нет</text:p>
          </draw:text-box>
        </draw:frame>
        <draw:frame draw:style-name="gr3" draw:text-style-name="P5" draw:layer="layout" svg:width="1.471cm" svg:height="0.317cm" svg:x="11.256cm" svg:y="18.375cm">
          <draw:text-box>
            <text:p text:style-name="P1">да</text:p>
          </draw:text-box>
        </draw:frame>
        <draw:custom-shape draw:style-name="gr19" draw:text-style-name="P13" xml:id="id22" draw:id="id22" draw:layer="layout" svg:width="4.216cm" svg:height="0.933cm" svg:x="2.296cm" svg:y="15.604cm">
          <text:p text:style-name="P11"><text:span text:style-name="T1">count = n - k - 1;</text:span></text:p>
          <text:p text:style-name="P12"><text:span text:style-name="T1">isSpace = tru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svg:x1="6.628cm" svg:y1="14.498cm" svg:x2="4.404cm" svg:y2="15.604cm" draw:start-shape="id10" draw:start-glue-point="5" draw:end-shape="id22" draw:end-glue-point="4" svg:d="M6628 14498h-2224v1106" svg:viewBox="0 0 2225 1107">
          <text:p/>
        </draw:connector>
        <draw:connector draw:style-name="gr21" draw:text-style-name="P14" draw:layer="layout" svg:x1="8.147cm" svg:y1="22.99cm" svg:x2="14.767cm" svg:y2="23.591cm" draw:start-shape="id16" draw:start-glue-point="8" draw:end-shape="id23" draw:end-glue-point="0" svg:d="M8147 22990v601h6620" svg:viewBox="0 0 6621 602">
          <text:p/>
        </draw:connector>
        <draw:custom-shape draw:style-name="gr2" draw:text-style-name="P4" xml:id="id24" draw:id="id24" draw:layer="layout" svg:width="3.422cm" svg:height="0.762cm" svg:x="2.693cm" svg:y="17.107cm">
          <text:p text:style-name="P3"><text:span text:style-name="T1">Вывод ‘ \n‘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9" xml:id="id25" draw:id="id25" draw:layer="layout" svg:width="4.216cm" svg:height="0.762cm" svg:x="2.296cm" svg:y="18.495cm">
          <text:p text:style-name="P8"><text:span text:style-name="T2">i++, k++</text:span><text:span text:style-name="T2">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4" draw:layer="layout" draw:type="line" svg:x1="4.404cm" svg:y1="17.869cm" svg:x2="4.404cm" svg:y2="18.495cm" draw:start-shape="id24" draw:start-glue-point="8" draw:end-shape="id25" draw:end-glue-point="4" svg:d="M4404 17869v626" svg:viewBox="0 0 1 627">
          <text:p/>
        </draw:connector>
        <draw:connector draw:style-name="gr5" draw:text-style-name="P14" draw:layer="layout" draw:type="line" svg:x1="4.404cm" svg:y1="16.537cm" svg:x2="4.404cm" svg:y2="17.107cm" draw:start-shape="id22" draw:start-glue-point="6" draw:end-shape="id24" draw:end-glue-point="5" svg:d="M4404 16537v570" svg:viewBox="0 0 1 571">
          <text:p/>
        </draw:connector>
        <draw:connector draw:style-name="gr17" draw:text-style-name="P15" draw:layer="layout" draw:line-skew="0cm 0.305cm" svg:x1="4.404cm" svg:y1="19.257cm" svg:x2="1.973cm" svg:y2="10.326cm" draw:start-shape="id25" draw:start-glue-point="6" draw:end-shape="id26" draw:end-glue-point="2" svg:d="M4404 19257v502h-2627v-9433h196" svg:viewBox="0 0 2628 94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4-01-08T00:45:43.707000000</dc:date>
    <meta:editing-duration>PT10H27M20S</meta:editing-duration>
    <meta:editing-cycles>68</meta:editing-cycles>
    <meta:document-statistic meta:object-count="56"/>
  </office:meta>
</office:document-meta>
</file>